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opacity="0%" draw:opacity-name="" draw:textarea-horizontal-align="justify" draw:textarea-vertical-align="middle" draw:auto-grow-height="false" fo:min-height="0.648cm" fo:min-width="0.39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opacity-name="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85cm" fo:min-width="0.135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10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loext:graphic-properties draw:opacity="0%"/>
      <style:paragraph-properties fo:text-align="center"/>
      <style:text-properties style:text-position="0% 100%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-8% 58%" fo:font-size="16pt" style:font-size-asian="16pt" style:font-size-complex="16pt"/>
    </style:style>
    <style:style style:name="T5" style:family="text">
      <style:text-properties style:text-position="0% 100%"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-8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4.492cm" svg:y="3.857cm">
          <text:p text:style-name="P1">x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492cm" svg:y="6.08cm">
          <text:p text:style-name="P1">x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492cm" svg:y="8.302cm">
          <text:p text:style-name="P1">x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27cm" svg:x="8.302cm" svg:y="2.27cm">
          <text:p text:style-name="P3"><text:span text:style-name="T2">b</text:span><text:span text:style-name="T1">2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27cm" svg:x="8.302cm" svg:y="4.81cm">
          <text:p text:style-name="P3"><text:span text:style-name="T2">b</text:span><text:span text:style-name="T1">2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8.302cm" svg:y="7.35cm">
          <text:p text:style-name="P1"><text:span text:style-name="T2">b</text:span><text:span text:style-name="T1">2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27cm" svg:x="8.302cm" svg:y="9.89cm">
          <text:p text:style-name="P3"><text:span text:style-name="T2">b</text:span><text:span text:style-name="T1">2,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747cm" svg:y="3.54cm">
          <text:p text:style-name="P5"><text:span text:style-name="T2">b</text:span><text:span text:style-name="T1">3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747cm" svg:y="6.08cm">
          <text:p text:style-name="P5"><text:span text:style-name="T2">b</text:span><text:span text:style-name="T1">3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2.747cm" svg:y="8.62cm">
          <text:p text:style-name="P5"><text:span text:style-name="T2">b</text:span><text:span text:style-name="T1">3</text:span><text:span text:style-name="T1">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6.24cm" svg:y="4.81cm">
          <text:p text:style-name="P5"><text:span text:style-name="T2">b</text:span><text:span text:style-name="T1">4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6.24cm" svg:y="7.35cm">
          <text:p text:style-name="P5"><text:span text:style-name="T2">b</text:span><text:span text:style-name="T1">4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7.032cm" svg:y1="1.635cm" svg:x2="7.032cm" svg:y2="12.43cm">
          <text:p/>
        </draw:line>
        <draw:line draw:style-name="gr3" draw:text-style-name="P6" draw:layer="layout" svg:x1="11.16cm" svg:y1="1.635cm" svg:x2="11.16cm" svg:y2="11.795cm">
          <text:p/>
        </draw:line>
        <draw:frame draw:style-name="gr4" draw:text-style-name="P8" draw:layer="layout" svg:width="4.445cm" svg:height="0.952cm" svg:x="2.587cm" svg:y="11.795cm">
          <draw:text-box>
            <text:p text:style-name="P7"><text:span text:style-name="T3">Eingabeschicht</text:span></text:p>
          </draw:text-box>
        </draw:frame>
        <draw:frame draw:style-name="gr4" draw:text-style-name="P8" draw:layer="layout" svg:width="7.938cm" svg:height="0.952cm" svg:x="7.032cm" svg:y="11.795cm">
          <draw:text-box>
            <text:p text:style-name="P7"><text:span text:style-name="T3">Verdeckte Schicht</text:span></text:p>
          </draw:text-box>
        </draw:frame>
        <draw:frame draw:style-name="gr5" draw:text-style-name="P8" draw:layer="layout" svg:width="4.558cm" svg:height="0.878cm" svg:x="15.174cm" svg:y="11.795cm">
          <draw:text-box>
            <text:p text:style-name="P7"><text:span text:style-name="T3">Ausgabeschicht</text:span></text:p>
          </draw:text-box>
        </draw:frame>
        <draw:line draw:style-name="gr3" draw:text-style-name="P6" draw:layer="layout" svg:x1="15.122cm" svg:y1="1.636cm" svg:x2="15.122cm" svg:y2="12.431cm">
          <text:p/>
        </draw:line>
        <draw:frame draw:style-name="gr4" draw:text-style-name="P8" draw:layer="layout" svg:width="4.445cm" svg:height="0.952cm" svg:x="2.588cm" svg:y="1.489cm">
          <draw:text-box>
            <text:p text:style-name="P7"><text:span text:style-name="T3">n</text:span><text:span text:style-name="T4">1</text:span><text:span text:style-name="T5"> = 3</text:span></text:p>
          </draw:text-box>
        </draw:frame>
        <draw:frame draw:style-name="gr4" draw:text-style-name="P8" draw:layer="layout" svg:width="4.002cm" svg:height="0.952cm" svg:x="7.032cm" svg:y="1.489cm">
          <draw:text-box>
            <text:p text:style-name="P7"><text:span text:style-name="T3">n</text:span><text:span text:style-name="T4">2</text:span><text:span text:style-name="T5"> = 4</text:span></text:p>
          </draw:text-box>
        </draw:frame>
        <draw:frame draw:style-name="gr4" draw:text-style-name="P8" draw:layer="layout" svg:width="4.002cm" svg:height="0.952cm" svg:x="11.032cm" svg:y="1.489cm">
          <draw:text-box>
            <text:p text:style-name="P7"><text:span text:style-name="T3">n</text:span><text:span text:style-name="T4">3</text:span><text:span text:style-name="T5"> = 3</text:span></text:p>
          </draw:text-box>
        </draw:frame>
        <draw:frame draw:style-name="gr4" draw:text-style-name="P8" draw:layer="layout" svg:width="4.002cm" svg:height="0.952cm" svg:x="15.032cm" svg:y="1.489cm">
          <draw:text-box>
            <text:p text:style-name="P7"><text:span text:style-name="T3">n</text:span><text:span text:style-name="T4">4</text:span><text:span text:style-name="T5"> = 2</text:span></text:p>
          </draw:text-box>
        </draw:frame>
        <draw:line draw:style-name="gr6" draw:text-style-name="P6" draw:layer="layout" svg:x1="5.762cm" svg:y1="4.492cm" svg:x2="8.302cm" svg:y2="2.905cm">
          <text:p/>
        </draw:line>
        <draw:line draw:style-name="gr6" draw:text-style-name="P6" draw:layer="layout" svg:x1="5.762cm" svg:y1="4.492cm" svg:x2="8.302cm" svg:y2="5.445cm">
          <text:p/>
        </draw:line>
        <draw:line draw:style-name="gr6" draw:text-style-name="P6" draw:layer="layout" svg:x1="5.762cm" svg:y1="4.492cm" svg:x2="8.302cm" svg:y2="7.985cm">
          <text:p/>
        </draw:line>
        <draw:line draw:style-name="gr6" draw:text-style-name="P6" draw:layer="layout" svg:x1="5.762cm" svg:y1="4.492cm" svg:x2="8.302cm" svg:y2="10.525cm">
          <text:p/>
        </draw:line>
        <draw:line draw:style-name="gr6" draw:text-style-name="P6" draw:layer="layout" svg:x1="5.762cm" svg:y1="6.715cm" svg:x2="8.302cm" svg:y2="2.905cm">
          <text:p/>
        </draw:line>
        <draw:line draw:style-name="gr6" draw:text-style-name="P6" draw:layer="layout" svg:x1="5.762cm" svg:y1="6.715cm" svg:x2="8.302cm" svg:y2="5.445cm">
          <text:p/>
        </draw:line>
        <draw:line draw:style-name="gr6" draw:text-style-name="P6" draw:layer="layout" svg:x1="5.762cm" svg:y1="6.715cm" svg:x2="8.302cm" svg:y2="7.985cm">
          <text:p/>
        </draw:line>
        <draw:line draw:style-name="gr6" draw:text-style-name="P6" draw:layer="layout" svg:x1="5.762cm" svg:y1="6.715cm" svg:x2="8.302cm" svg:y2="10.525cm">
          <text:p/>
        </draw:line>
        <draw:line draw:style-name="gr6" draw:text-style-name="P6" draw:layer="layout" svg:x1="5.762cm" svg:y1="8.937cm" svg:x2="8.302cm" svg:y2="2.905cm">
          <text:p/>
        </draw:line>
        <draw:line draw:style-name="gr6" draw:text-style-name="P6" draw:layer="layout" svg:x1="5.762cm" svg:y1="8.937cm" svg:x2="8.302cm" svg:y2="5.445cm">
          <text:p/>
        </draw:line>
        <draw:line draw:style-name="gr6" draw:text-style-name="P6" draw:layer="layout" svg:x1="5.762cm" svg:y1="8.937cm" svg:x2="8.302cm" svg:y2="7.985cm">
          <text:p/>
        </draw:line>
        <draw:line draw:style-name="gr6" draw:text-style-name="P6" draw:layer="layout" svg:x1="5.762cm" svg:y1="8.937cm" svg:x2="8.302cm" svg:y2="10.525cm">
          <text:p/>
        </draw:line>
        <draw:line draw:style-name="gr6" draw:text-style-name="P6" draw:layer="layout" svg:x1="9.572cm" svg:y1="2.905cm" svg:x2="12.747cm" svg:y2="4.175cm">
          <text:p/>
        </draw:line>
        <draw:line draw:style-name="gr6" draw:text-style-name="P6" draw:layer="layout" svg:x1="9.572cm" svg:y1="2.905cm" svg:x2="12.747cm" svg:y2="6.715cm">
          <text:p/>
        </draw:line>
        <draw:line draw:style-name="gr6" draw:text-style-name="P6" draw:layer="layout" svg:x1="9.572cm" svg:y1="2.905cm" svg:x2="12.747cm" svg:y2="9.255cm">
          <text:p/>
        </draw:line>
        <draw:line draw:style-name="gr6" draw:text-style-name="P6" draw:layer="layout" svg:x1="9.572cm" svg:y1="5.445cm" svg:x2="12.747cm" svg:y2="4.175cm">
          <text:p/>
        </draw:line>
        <draw:line draw:style-name="gr6" draw:text-style-name="P6" draw:layer="layout" svg:x1="9.572cm" svg:y1="5.445cm" svg:x2="12.747cm" svg:y2="6.715cm">
          <text:p/>
        </draw:line>
        <draw:line draw:style-name="gr6" draw:text-style-name="P6" draw:layer="layout" svg:x1="9.572cm" svg:y1="5.445cm" svg:x2="12.747cm" svg:y2="9.255cm">
          <text:p/>
        </draw:line>
        <draw:line draw:style-name="gr6" draw:text-style-name="P6" draw:layer="layout" svg:x1="9.572cm" svg:y1="7.985cm" svg:x2="12.747cm" svg:y2="4.175cm">
          <text:p/>
        </draw:line>
        <draw:line draw:style-name="gr6" draw:text-style-name="P6" draw:layer="layout" svg:x1="9.572cm" svg:y1="7.985cm" svg:x2="12.747cm" svg:y2="6.715cm">
          <text:p/>
        </draw:line>
        <draw:line draw:style-name="gr6" draw:text-style-name="P6" draw:layer="layout" svg:x1="9.572cm" svg:y1="7.985cm" svg:x2="12.747cm" svg:y2="9.255cm">
          <text:p/>
        </draw:line>
        <draw:line draw:style-name="gr6" draw:text-style-name="P6" draw:layer="layout" svg:x1="9.572cm" svg:y1="10.525cm" svg:x2="12.747cm" svg:y2="4.175cm">
          <text:p/>
        </draw:line>
        <draw:line draw:style-name="gr6" draw:text-style-name="P6" draw:layer="layout" svg:x1="9.572cm" svg:y1="10.525cm" svg:x2="12.747cm" svg:y2="6.715cm">
          <text:p/>
        </draw:line>
        <draw:line draw:style-name="gr6" draw:text-style-name="P6" draw:layer="layout" svg:x1="9.572cm" svg:y1="10.525cm" svg:x2="12.747cm" svg:y2="9.255cm">
          <text:p/>
        </draw:line>
        <draw:line draw:style-name="gr6" draw:text-style-name="P6" draw:layer="layout" svg:x1="14.017cm" svg:y1="4.175cm" svg:x2="16.24cm" svg:y2="5.445cm">
          <text:p/>
        </draw:line>
        <draw:line draw:style-name="gr6" draw:text-style-name="P6" draw:layer="layout" svg:x1="14.017cm" svg:y1="4.175cm" svg:x2="16.24cm" svg:y2="7.985cm">
          <text:p/>
        </draw:line>
        <draw:line draw:style-name="gr6" draw:text-style-name="P6" draw:layer="layout" svg:x1="14.017cm" svg:y1="6.715cm" svg:x2="16.24cm" svg:y2="5.445cm">
          <text:p/>
        </draw:line>
        <draw:line draw:style-name="gr6" draw:text-style-name="P6" draw:layer="layout" svg:x1="14.017cm" svg:y1="6.715cm" svg:x2="16.24cm" svg:y2="7.985cm">
          <text:p/>
        </draw:line>
        <draw:line draw:style-name="gr6" draw:text-style-name="P6" draw:layer="layout" svg:x1="14.017cm" svg:y1="9.255cm" svg:x2="16.24cm" svg:y2="5.445cm">
          <text:p/>
        </draw:line>
        <draw:line draw:style-name="gr6" draw:text-style-name="P6" draw:layer="layout" svg:x1="14.017cm" svg:y1="9.255cm" svg:x2="16.24cm" svg:y2="7.985cm">
          <text:p/>
        </draw:line>
        <draw:custom-shape draw:style-name="gr7" draw:text-style-name="P10" draw:layer="layout" svg:width="1.905cm" svg:height="0.635cm" svg:x="6.08cm" svg:y="10.842cm">
          <text:p text:style-name="P9"><text:span text:style-name="T6">W</text:span><text:span text:style-name="T7">2</text:span><text:span text:style-name="T8"> <text:s text:c="2"/>X <text:s text:c="2"/>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0.952cm" svg:height="0.645cm" svg:x="6.679cm" svg:y="10.705cm">
          <draw:text-box>
            <text:p text:style-name="P11"><text:span text:style-name="T9">n</text:span><text:span text:style-name="T10">2</text:span></text:p>
          </draw:text-box>
        </draw:frame>
        <draw:frame draw:style-name="gr8" draw:text-style-name="P12" draw:layer="layout" svg:width="0.952cm" svg:height="0.645cm" svg:x="7.247cm" svg:y="10.706cm">
          <draw:text-box>
            <text:p text:style-name="P11"><text:span text:style-name="T9">n</text:span><text:span text:style-name="T10">1</text:span></text:p>
          </draw:text-box>
        </draw:frame>
        <draw:custom-shape draw:style-name="gr9" draw:text-style-name="P10" draw:layer="layout" svg:width="1.905cm" svg:height="0.635cm" svg:x="10.215cm" svg:y="10.851cm">
          <text:p text:style-name="P9"><text:span text:style-name="T6">W</text:span><text:span text:style-name="T7">3</text:span><text:span text:style-name="T8"> <text:s text:c="2"/>X <text:s text:c="2"/>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0.952cm" svg:height="0.645cm" svg:x="10.814cm" svg:y="10.714cm">
          <draw:text-box>
            <text:p text:style-name="P11"><text:span text:style-name="T9">n</text:span><text:span text:style-name="T10">3</text:span></text:p>
          </draw:text-box>
        </draw:frame>
        <draw:frame draw:style-name="gr8" draw:text-style-name="P12" draw:layer="layout" svg:width="0.952cm" svg:height="0.645cm" svg:x="11.382cm" svg:y="10.715cm">
          <draw:text-box>
            <text:p text:style-name="P11"><text:span text:style-name="T9">n</text:span><text:span text:style-name="T10">2</text:span></text:p>
          </draw:text-box>
        </draw:frame>
        <draw:custom-shape draw:style-name="gr10" draw:text-style-name="P10" draw:layer="layout" svg:width="1.905cm" svg:height="0.635cm" svg:x="14.152cm" svg:y="10.86cm">
          <text:p text:style-name="P9"><text:span text:style-name="T6">W</text:span><text:span text:style-name="T7">4</text:span><text:span text:style-name="T8"> <text:s text:c="2"/>X <text:s text:c="2"/>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0.952cm" svg:height="0.645cm" svg:x="14.751cm" svg:y="10.723cm">
          <draw:text-box>
            <text:p text:style-name="P11"><text:span text:style-name="T9">n</text:span><text:span text:style-name="T10">4</text:span></text:p>
          </draw:text-box>
        </draw:frame>
        <draw:frame draw:style-name="gr8" draw:text-style-name="P12" draw:layer="layout" svg:width="0.952cm" svg:height="0.645cm" svg:x="15.319cm" svg:y="10.724cm">
          <draw:text-box>
            <text:p text:style-name="P11"><text:span text:style-name="T9">n</text:span><text:span text:style-name="T10">3</text:span></text:p>
          </draw:text-box>
        </draw:frame>
        <draw:custom-shape draw:style-name="gr11" draw:text-style-name="P13" draw:layer="layout" svg:width="0.635cm" svg:height="0.635cm" svg:x="7.823cm" svg:y="2.605cm">
          <text:p text:style-name="P1">σ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35cm" svg:height="0.635cm" svg:x="7.823cm" svg:y="5.145cm">
          <text:p text:style-name="P1">σ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35cm" svg:height="0.635cm" svg:x="7.823cm" svg:y="7.667cm">
          <text:p text:style-name="P1">σ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35cm" svg:height="0.635cm" svg:x="7.823cm" svg:y="10.207cm">
          <text:p text:style-name="P1">σ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35cm" svg:height="0.635cm" svg:x="12.273cm" svg:y="3.883cm">
          <text:p text:style-name="P1">σ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35cm" svg:height="0.635cm" svg:x="12.273cm" svg:y="6.405cm">
          <text:p text:style-name="P1">σ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35cm" svg:height="0.635cm" svg:x="12.273cm" svg:y="8.963cm">
          <text:p text:style-name="P1">σ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35cm" svg:height="0.635cm" svg:x="15.777cm" svg:y="5.125cm">
          <text:p text:style-name="P1">σ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635cm" svg:height="0.635cm" svg:x="15.777cm" svg:y="7.729cm">
          <text:p text:style-name="P1">σ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1T11:57:42.152180560</meta:creation-date>
    <dc:date>2021-04-11T12:37:41.666517436</dc:date>
    <meta:editing-duration>PT5M27S</meta:editing-duration>
    <meta:editing-cycles>1</meta:editing-cycles>
    <meta:generator>LibreOffice/7.1.1.2$Linux_X86_64 LibreOffice_project/10$Build-2</meta:generator>
    <meta:document-statistic meta:object-count="70"/>
  </office:meta>
</office:document-meta>
</file>